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4a6" officeooo:paragraph-rsid="000624a6"/>
    </style:style>
    <style:style style:name="P2" style:family="paragraph" style:parent-style-name="Standard">
      <style:text-properties officeooo:rsid="0006ed35" officeooo:paragraph-rsid="0006ed35"/>
    </style:style>
    <style:style style:name="T1" style:family="text">
      <style:text-properties officeooo:rsid="0006e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</text:p>
      <text:p text:style-name="P1"/>
      <text:p text:style-name="P1">A:</text:p>
      <text:p text:style-name="P1"><text:tab/>Ja. </text:p>
      <text:p text:style-name="P1"><text:tab/>y=4x</text:p>
      <text:p text:style-name="P1"/>
      <text:p text:style-name="P1">B:<text:tab/></text:p>
      <text:p text:style-name="P1"><text:tab/>Falsk- konstant lineær</text:p>
      <text:p text:style-name="P1"/>
      <text:p text:style-name="P1">C:</text:p>
      <text:p text:style-name="P1"><text:tab/>Ja lineær</text:p>
      <text:p text:style-name="P1">D:</text:p>
      <text:p text:style-name="P1"><text:tab/>Sand, Lineær</text:p>
      <text:p text:style-name="P1">E:</text:p>
      <text:p text:style-name="P1"><text:tab/><text:span text:style-name="T1">S ikke lin</text:span></text:p>
      <text:p text:style-name="P1">F:</text:p>
      <text:p text:style-name="P1"><text:tab/>Sand, exponential </text:p>
      <text:p text:style-name="P1">G: </text:p>
      <text:p text:style-name="P1"><text:tab/>Sand, exponential</text:p>
      <text:p text:style-name="P1">H:</text:p>
      <text:p text:style-name="P1"><text:tab/>Sand, linæer</text:p>
      <text:p text:style-name="P1">I:</text:p>
      <text:p text:style-name="P1"><text:tab/><text:span text:style-name="T1">Sand ikke lin</text:span></text:p>
      <text:p text:style-name="P1">J:</text:p>
      <text:p text:style-name="P1"><text:tab/><text:span text:style-name="T1">Sand lin</text:span></text:p>
      <text:p text:style-name="P1">K:</text:p>
      <text:p text:style-name="P1"><text:tab/><text:span text:style-name="T1">S ikke lin</text:span></text:p>
      <text:p text:style-name="P1">L:</text:p>
      <text:p text:style-name="P1"><text:tab/><text:span text:style-name="T1">S ikke lin</text:span></text:p>
      <text:p text:style-name="P1">M:</text:p>
      <text:p text:style-name="P1"><text:tab/><text:span text:style-name="T1">S ikke lin</text:span></text:p>
      <text:p text:style-name="P1">N:</text:p>
      <text:p text:style-name="P1"><text:tab/><text:span text:style-name="T1">S ikke lin</text:span></text:p>
      <text:p text:style-name="P2">O:</text:p>
      <text:p text:style-name="P2"><text:tab/>S ikke lin</text:p>
      <text:p text:style-name="P2">P:</text:p>
      <text:p text:style-name="P2"><text:tab/>S ikke lin</text:p>
      <text:p text:style-name="P2">Q:</text:p>
      <text:p text:style-name="P2"><text:tab/>S ikke lin</text:p>
      <text:p text:style-name="P2">R:</text:p>
      <text:p text:style-name="P2"><text:tab/>S ikke lin </text:p>
      <text:p text:style-name="P2">S:</text:p>
      <text:p text:style-name="P2"><text:tab/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39:54.484575929</meta:creation-date>
    <dc:date>2017-05-16T11:01:16.363655283</dc:date>
    <meta:editing-duration>PT8S</meta:editing-duration>
    <meta:editing-cycles>1</meta:editing-cycles>
    <meta:document-statistic meta:table-count="0" meta:image-count="0" meta:object-count="0" meta:page-count="1" meta:paragraph-count="40" meta:word-count="68" meta:character-count="272" meta:non-whitespace-character-count="219"/>
    <meta:generator>LibreOffice/5.1.6.2$Linux_X86_64 LibreOffice_project/10m0$Build-2</meta:generator>
  </office:meta>
</office:document-meta>
</file>